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center" style:justify-single-word="false"/>
      <style:text-properties style:font-name="Liberation Serif" fo:font-size="12pt" style:font-size-asian="12pt" style:font-size-complex="12pt"/>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style="italic"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8"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31"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2"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33" style:family="paragraph" style:parent-style-name="Standard">
      <style:text-properties style:text-position="0% 100%"/>
    </style:style>
    <style:style style:name="P34"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35" style:family="paragraph" style:parent-style-name="Standard">
      <style:text-properties style:text-position="0% 100%" fo:font-size="10pt" style:font-size-asian="10pt" style:font-size-complex="10pt"/>
    </style:style>
    <style:style style:name="P3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9" style:family="paragraph" style:parent-style-name="Standard">
      <style:text-properties fo:font-size="10pt" style:font-size-asian="10pt" style:font-size-complex="10pt"/>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justify" style:justify-single-word="false"/>
      <style:text-properties officeooo:rsid="0036aeee" officeooo:paragraph-rsid="00022c50"/>
    </style:style>
    <style:style style:name="P42" style:family="paragraph" style:parent-style-name="Standard">
      <style:text-properties fo:font-size="12pt" officeooo:rsid="006f1ff3" officeooo:paragraph-rsid="00022c50" style:font-size-asian="12pt" style:font-size-complex="12pt"/>
    </style:style>
    <style:style style:name="P43"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44"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45" style:family="paragraph" style:parent-style-name="Standard">
      <style:text-properties officeooo:rsid="006b23da" officeooo:paragraph-rsid="00022c50"/>
    </style:style>
    <style:style style:name="P46"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47" style:family="paragraph" style:parent-style-name="Standard">
      <style:paragraph-properties fo:text-align="center" style:justify-single-word="false"/>
      <style:text-properties fo:font-style="italic" officeooo:paragraph-rsid="0006df77" style:font-style-asian="italic" style:font-style-complex="italic"/>
    </style:style>
    <style:style style:name="P48"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49" style:family="paragraph" style:parent-style-name="Standard">
      <style:text-properties officeooo:paragraph-rsid="00022c50"/>
    </style:style>
    <style:style style:name="P50" style:family="paragraph" style:parent-style-name="Standard">
      <style:paragraph-properties fo:text-align="center" style:justify-single-word="false"/>
      <style:text-properties officeooo:paragraph-rsid="00022c50"/>
    </style:style>
    <style:style style:name="P51" style:family="paragraph" style:parent-style-name="Standard">
      <style:text-properties fo:font-style="normal" officeooo:paragraph-rsid="0003e00d" style:font-style-asian="normal" style:font-style-complex="normal"/>
    </style:style>
    <style:style style:name="P52" style:family="paragraph" style:parent-style-name="Standard">
      <style:paragraph-properties fo:text-align="justify" style:justify-single-word="false"/>
      <style:text-properties fo:font-style="normal" officeooo:paragraph-rsid="0003e00d" style:font-style-asian="normal" style:font-style-complex="normal"/>
    </style:style>
    <style:style style:name="P53" style:family="paragraph" style:parent-style-name="Standard">
      <style:text-properties officeooo:paragraph-rsid="0004622d"/>
    </style:style>
    <style:style style:name="P54" style:family="paragraph" style:parent-style-name="Standard">
      <style:paragraph-properties fo:text-align="center" style:justify-single-word="false"/>
      <style:text-properties fo:font-weight="bold" officeooo:paragraph-rsid="0005eb8c" style:font-weight-asian="bold" style:font-weight-complex="bold"/>
    </style:style>
    <style:style style:name="P55" style:family="paragraph" style:parent-style-name="Standard">
      <style:text-properties officeooo:paragraph-rsid="0006dadc"/>
    </style:style>
    <style:style style:name="P56" style:family="paragraph" style:parent-style-name="Standard">
      <style:text-properties officeooo:paragraph-rsid="0006df77"/>
    </style:style>
    <style:style style:name="P57" style:family="paragraph" style:parent-style-name="Standard">
      <style:paragraph-properties fo:text-align="start" style:justify-single-word="false"/>
      <style:text-properties officeooo:paragraph-rsid="0006df77"/>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officeooo:paragraph-rsid="0006df77"/>
    </style:style>
    <style:style style:name="P60" style:family="paragraph" style:parent-style-name="Standard">
      <style:paragraph-properties fo:text-align="justify" style:justify-single-word="false"/>
      <style:text-properties style:text-underline-style="none" officeooo:paragraph-rsid="0006df77"/>
    </style:style>
    <style:style style:name="P6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officeooo:rsid="0006df77"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4622d" style:font-style-asian="italic" style:font-style-complex="italic"/>
    </style:style>
    <style:style style:name="T10" style:family="text">
      <style:text-properties style:text-position="sub 58%" fo:font-style="italic" officeooo:rsid="0006dadc" style:font-style-asian="italic" style:font-style-complex="italic"/>
    </style:style>
    <style:style style:name="T11" style:family="text">
      <style:text-properties style:text-position="sub 58%" fo:font-style="italic" officeooo:rsid="0006df77" style:font-style-asian="italic" style:font-style-complex="italic"/>
    </style:style>
    <style:style style:name="T12" style:family="text">
      <style:text-properties style:text-position="sub 58%" fo:font-style="italic" style:text-underline-style="none" officeooo:rsid="0006df77" style:font-style-asian="italic" style:font-style-complex="italic"/>
    </style:style>
    <style:style style:name="T13" style:family="text">
      <style:text-properties style:text-position="sub 58%" style:font-name="Liberation Serif" fo:font-size="12pt" style:font-size-asian="12pt" style:font-size-complex="12pt"/>
    </style:style>
    <style:style style:name="T14" style:family="text">
      <style:text-properties style:text-position="sub 58%" style:font-name="Liberation Serif" fo:font-size="12pt" fo:font-style="italic" style:font-size-asian="12pt" style:font-style-asian="italic" style:font-size-complex="12pt" style:font-style-complex="italic"/>
    </style:style>
    <style:style style:name="T15"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6" style:family="text">
      <style:text-properties style:text-position="sub 58%" fo:font-size="12pt" fo:font-style="italic" style:font-size-asian="12pt" style:font-style-asian="italic" style:font-size-complex="12pt" style:font-style-complex="italic"/>
    </style:style>
    <style:style style:name="T17" style:family="text">
      <style:text-properties style:text-position="sub 58%" fo:font-size="12pt" fo:font-style="italic" officeooo:rsid="0071dd41" style:font-size-asian="12pt" style:font-style-asian="italic" style:font-size-complex="12pt" style:font-style-complex="italic"/>
    </style:style>
    <style:style style:name="T18" style:family="text">
      <style:text-properties style:text-position="sub 58%" fo:font-size="12pt" style:font-size-asian="12pt" style:font-size-complex="12pt"/>
    </style:style>
    <style:style style:name="T19" style:family="text">
      <style:text-properties style:text-position="sub 58%" officeooo:rsid="006f1ff3"/>
    </style:style>
    <style:style style:name="T20" style:family="text">
      <style:text-properties style:text-position="sub 58%" officeooo:rsid="006fb83a"/>
    </style:style>
    <style:style style:name="T21" style:family="text">
      <style:text-properties style:text-position="sub 58%" officeooo:rsid="0006df77"/>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6"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7"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9"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0"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1"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2"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3"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4"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fo:font-style="italic" officeooo:rsid="007edee3" style:font-size-asian="12pt" style:font-style-asian="italic" style:font-size-complex="12pt" style:font-style-complex="italic"/>
    </style:style>
    <style:style style:name="T38" style:family="text">
      <style:text-properties style:font-name="Liberation Serif" fo:font-size="12pt" fo:font-style="normal" style:font-size-asian="12pt" style:font-style-asian="normal" style:font-size-complex="12pt" style:font-style-complex="normal"/>
    </style:style>
    <style:style style:name="T39" style:family="text">
      <style:text-properties style:font-name="Liberation Serif" fo:font-size="12pt" fo:font-style="normal" officeooo:rsid="007edee3" style:font-size-asian="12pt" style:font-style-asian="normal" style:font-size-complex="12pt" style:font-style-complex="normal"/>
    </style:style>
    <style:style style:name="T40" style:family="text">
      <style:text-properties style:font-name="Liberation Serif" fo:font-size="12pt" fo:font-style="normal" officeooo:rsid="007ffff5" style:font-size-asian="12pt" style:font-style-asian="normal" style:font-size-complex="12pt" style:font-style-complex="normal"/>
    </style:style>
    <style:style style:name="T41"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2" style:family="text">
      <style:text-properties style:font-name="Liberation Serif" fo:font-size="12pt" style:font-name-asian="Times New Roman" style:font-size-asian="12pt" style:font-name-complex="Times New Roman" style:font-size-complex="12pt"/>
    </style:style>
    <style:style style:name="T43" style:family="text">
      <style:text-properties style:font-name="Liberation Serif" fo:font-size="12pt" style:font-name-asian="Liberation Serif1" style:font-size-asian="12pt" style:font-name-complex="Liberation Serif1" style:font-size-complex="12pt"/>
    </style:style>
    <style:style style:name="T44" style:family="text">
      <style:text-properties fo:font-size="12pt" officeooo:rsid="0071dd41" style:font-size-asian="12pt" style:font-size-complex="12pt"/>
    </style:style>
    <style:style style:name="T45" style:family="text">
      <style:text-properties fo:font-size="12pt" officeooo:rsid="007d8719"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officeooo:rsid="0071dd41" style:font-size-asian="12pt" style:font-style-asian="italic" style:font-size-complex="12pt" style:font-style-complex="italic"/>
    </style:style>
    <style:style style:name="T48" style:family="text">
      <style:text-properties fo:font-size="12pt" fo:font-style="italic" officeooo:rsid="007d8719" style:font-size-asian="12pt" style:font-style-asian="italic" style:font-size-complex="12pt" style:font-style-complex="italic"/>
    </style:style>
    <style:style style:name="T49"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0" style:family="text">
      <style:text-properties fo:font-size="12pt" fo:font-style="normal" officeooo:rsid="0071dd41" style:font-size-asian="12pt" style:font-style-asian="normal" style:font-size-complex="12pt" style:font-style-complex="normal"/>
    </style:style>
    <style:style style:name="T51" style:family="text">
      <style:text-properties fo:font-size="12pt" fo:font-style="normal" officeooo:rsid="007d8719" style:font-size-asian="12pt" style:font-style-asian="normal" style:font-size-complex="12pt" style:font-style-complex="normal"/>
    </style:style>
    <style:style style:name="T52" style:family="text">
      <style:text-properties fo:font-weight="normal" style:font-weight-asian="normal" style:font-weight-complex="normal"/>
    </style:style>
    <style:style style:name="T53" style:family="text">
      <style:text-properties fo:font-style="normal" style:font-style-asian="normal" style:font-style-complex="normal"/>
    </style:style>
    <style:style style:name="T54" style:family="text">
      <style:text-properties style:text-position="super 58%"/>
    </style:style>
    <style:style style:name="T55" style:family="text">
      <style:text-properties style:text-position="super 58%" style:font-name="Liberation Serif" fo:font-size="12pt" fo:font-style="italic" style:font-size-asian="12pt" style:font-style-asian="italic" style:font-size-complex="12pt" style:font-style-complex="italic"/>
    </style:style>
    <style:style style:name="T56" style:family="text">
      <style:text-properties style:text-position="super 58%" officeooo:rsid="006f1ff3"/>
    </style:style>
    <style:style style:name="T57" style:family="text">
      <style:text-properties style:text-position="super 58%" fo:font-size="12pt" officeooo:rsid="007d8719" style:font-size-asian="12pt" style:font-size-complex="12pt"/>
    </style:style>
    <style:style style:name="T58" style:family="text">
      <style:text-properties style:text-position="super 58%" officeooo:rsid="0006df77"/>
    </style:style>
    <style:style style:name="T59" style:family="text">
      <style:text-properties style:text-position="0% 100%"/>
    </style:style>
    <style:style style:name="T60" style:family="text">
      <style:text-properties style:text-position="0% 100%" style:font-name="Liberation Serif1" style:font-name-asian="Liberation Serif1" style:font-name-complex="Liberation Serif1"/>
    </style:style>
    <style:style style:name="T61" style:family="text">
      <style:text-properties style:text-position="0% 100%" style:font-name="Liberation Serif1" officeooo:rsid="004e61a6" style:font-name-asian="Liberation Serif1" style:font-name-complex="Liberation Serif1"/>
    </style:style>
    <style:style style:name="T62" style:family="text">
      <style:text-properties style:text-position="0% 100%" style:font-name="OpenSymbol" fo:font-size="12pt" style:font-name-asian="OpenSymbol" style:font-size-asian="12pt" style:font-name-complex="OpenSymbol" style:font-size-complex="12pt"/>
    </style:style>
    <style:style style:name="T63"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64" style:family="text">
      <style:text-properties style:text-position="0% 100%" style:font-name="OpenSymbol" fo:font-style="italic" style:font-name-asian="OpenSymbol" style:font-style-asian="italic" style:font-name-complex="OpenSymbol" style:font-style-complex="italic"/>
    </style:style>
    <style:style style:name="T65" style:family="text">
      <style:text-properties style:text-position="0% 100%" style:font-name="OpenSymbol" style:font-name-asian="OpenSymbol" style:font-name-complex="OpenSymbol"/>
    </style:style>
    <style:style style:name="T66" style:family="text">
      <style:text-properties style:text-position="0% 100%" style:font-name="OpenSymbol" fo:font-weight="normal" style:font-name-asian="OpenSymbol" style:font-weight-asian="normal" style:font-name-complex="OpenSymbol" style:font-weight-complex="normal"/>
    </style:style>
    <style:style style:name="T67" style:family="text">
      <style:text-properties style:text-position="0% 100%" style:font-name="OpenSymbol" fo:font-weight="normal" officeooo:rsid="004e61a6" style:font-name-asian="OpenSymbol" style:font-weight-asian="normal" style:font-name-complex="OpenSymbol" style:font-weight-complex="normal"/>
    </style:style>
    <style:style style:name="T68" style:family="text">
      <style:text-properties style:text-position="0% 100%" fo:font-size="12pt" style:font-size-asian="12pt" style:font-size-complex="12pt"/>
    </style:style>
    <style:style style:name="T69" style:family="text">
      <style:text-properties style:text-position="0% 100%" officeooo:rsid="006fb83a"/>
    </style:style>
    <style:style style:name="T70" style:family="text">
      <style:text-properties style:text-position="0% 100%" officeooo:rsid="0006dadc"/>
    </style:style>
    <style:style style:name="T71" style:family="text">
      <style:text-properties style:text-position="0% 100%" fo:font-style="italic" officeooo:rsid="0006dadc" style:font-style-asian="italic" style:font-style-complex="italic"/>
    </style:style>
    <style:style style:name="T72" style:family="text">
      <style:text-properties style:text-position="0% 100%" fo:font-style="normal" officeooo:rsid="0006dadc" style:font-style-asian="normal" style:font-style-complex="normal"/>
    </style:style>
    <style:style style:name="T73" style:family="text">
      <style:text-properties style:font-name="Liberation Serif1" style:font-name-asian="Liberation Serif1" style:font-name-complex="Liberation Serif1"/>
    </style:style>
    <style:style style:name="T74" style:family="text">
      <style:text-properties style:font-name="Liberation Serif1" officeooo:rsid="004e61a6" style:font-name-asian="Liberation Serif1" style:font-name-complex="Liberation Serif1"/>
    </style:style>
    <style:style style:name="T75" style:family="text">
      <style:text-properties style:font-name="Liberation Serif1" fo:font-size="12pt" style:font-name-asian="Liberation Serif1" style:font-size-asian="12pt" style:font-name-complex="Liberation Serif1" style:font-size-complex="12pt"/>
    </style:style>
    <style:style style:name="T76" style:family="text">
      <style:text-properties style:font-name="OpenSymbol" style:font-name-asian="OpenSymbol" style:font-name-complex="OpenSymbol"/>
    </style:style>
    <style:style style:name="T77" style:family="text">
      <style:text-properties style:font-name="OpenSymbol" officeooo:rsid="004e61a6" style:font-name-asian="OpenSymbol" style:font-name-complex="OpenSymbol"/>
    </style:style>
    <style:style style:name="T78" style:family="text">
      <style:text-properties style:font-name="OpenSymbol" officeooo:rsid="0006df77" style:font-name-asian="OpenSymbol" style:font-name-complex="OpenSymbol"/>
    </style:style>
    <style:style style:name="T79"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80" style:family="text">
      <style:text-properties style:font-name="OpenSymbol" fo:font-size="12pt" style:font-name-asian="OpenSymbol" style:font-size-asian="12pt" style:font-name-complex="OpenSymbol" style:font-size-complex="12pt"/>
    </style:style>
    <style:style style:name="T81" style:family="text">
      <style:text-properties style:font-name="OpenSymbol" fo:font-size="12pt" officeooo:rsid="0006dadc" style:font-name-asian="OpenSymbol" style:font-size-asian="12pt" style:font-name-complex="OpenSymbol" style:font-size-complex="12pt"/>
    </style:style>
    <style:style style:name="T82"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83"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4"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85"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86" style:family="text">
      <style:text-properties style:font-name="OpenSymbol" fo:font-size="12pt" style:font-name-asian="Times New Roman" style:font-size-asian="12pt" style:font-name-complex="Times New Roman" style:font-size-complex="12pt"/>
    </style:style>
    <style:style style:name="T87" style:family="text">
      <style:text-properties style:font-name="OpenSymbol" style:font-name-asian="Times New Roman" style:font-name-complex="Times New Roman"/>
    </style:style>
    <style:style style:name="T88" style:family="text">
      <style:text-properties style:font-name="OpenSymbol" officeooo:rsid="006c7323" style:font-name-asian="Times New Roman" style:font-name-complex="Times New Roman"/>
    </style:style>
    <style:style style:name="T89" style:family="text">
      <style:text-properties style:font-name="OpenSymbol" officeooo:rsid="0006df77" style:font-name-asian="Times New Roman" style:font-name-complex="Times New Roman"/>
    </style:style>
    <style:style style:name="T90" style:family="text">
      <style:text-properties style:font-name="OpenSymbol" fo:font-style="italic" style:font-name-asian="OpenSymbol" style:font-style-asian="italic" style:font-name-complex="OpenSymbol" style:font-style-complex="italic"/>
    </style:style>
    <style:style style:name="T91" style:family="text">
      <style:text-properties style:font-name="Times New Roman" fo:font-style="normal" style:font-name-asian="Times New Roman" style:font-style-asian="normal" style:font-name-complex="Times New Roman" style:font-style-complex="normal"/>
    </style:style>
    <style:style style:name="T92" style:family="text">
      <style:text-properties style:text-position="33% 58%"/>
    </style:style>
    <style:style style:name="T93" style:family="text">
      <style:text-properties style:text-position="33% 58%" style:font-name="OpenSymbol" style:font-name-asian="Times New Roman" style:font-name-complex="Times New Roman"/>
    </style:style>
    <style:style style:name="T94" style:family="text">
      <style:text-properties style:text-position="33% 58%" style:font-name="OpenSymbol" officeooo:rsid="006c7323" style:font-name-asian="Times New Roman" style:font-name-complex="Times New Roman"/>
    </style:style>
    <style:style style:name="T95" style:family="text">
      <style:text-properties style:text-position="33% 58%" officeooo:rsid="006f1ff3"/>
    </style:style>
    <style:style style:name="T96" style:family="text">
      <style:text-properties officeooo:rsid="006f1ff3"/>
    </style:style>
    <style:style style:name="T97" style:family="text">
      <style:text-properties officeooo:rsid="0067dbc0"/>
    </style:style>
    <style:style style:name="T98" style:family="text">
      <style:text-properties officeooo:rsid="006fb83a"/>
    </style:style>
    <style:style style:name="T99" style:family="text">
      <style:text-properties officeooo:rsid="0003e00d"/>
    </style:style>
    <style:style style:name="T100" style:family="text">
      <style:text-properties officeooo:rsid="0004622d"/>
    </style:style>
    <style:style style:name="T101" style:family="text">
      <style:text-properties officeooo:rsid="0005eb8c"/>
    </style:style>
    <style:style style:name="T102" style:family="text">
      <style:text-properties officeooo:rsid="0006dadc"/>
    </style:style>
    <style:style style:name="T103" style:family="text">
      <style:text-properties officeooo:rsid="0006df77"/>
    </style:style>
    <style:style style:name="T104" style:family="text">
      <style:text-properties style:text-position="-33% 58%"/>
    </style:style>
    <style:style style:name="T105" style:family="text">
      <style:text-properties style:text-position="0% 100%" fo:font-weight="normal" style:font-weight-asian="normal" style:font-weight-complex="normal"/>
    </style:style>
    <style:style style:name="T106"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Computer Science 433 -Artificial Intelligence</text:p>
      <text:p text:style-name="P9">Dr. Robert Kremer</text:p>
      <text:p text:style-name="P9">Assignment 1: Set Based Search and Or Tree Based Search</text:p>
      <text:p text:style-name="P9"/>
      <text:p text:style-name="P9">Group 8</text:p>
      <text:p text:style-name="P9">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TODO LIST: </text:p>
      <text:p text:style-name="P5">- Finalize SBS:</text:p>
      <text:p text:style-name="P13"><text:span text:style-name="T22"><text:tab/>- Search Process </text:span><text:span text:style-name="T22">(Taken – Alex) </text:span></text:p>
      <text:p text:style-name="P5"><text:tab/>- Search Instance</text:p>
      <text:p text:style-name="P5"><text:tab/>- Example</text:p>
      <text:p text:style-name="P5"><text:tab/>- Implementation Ideas</text:p>
      <text:p text:style-name="P5"/>
      <text:p text:style-name="P5">- Finalize Otree:</text:p>
      <text:p text:style-name="P5"><text:tab/>- Intro</text:p>
      <text:p text:style-name="P5"><text:tab/>- Search Model</text:p>
      <text:p text:style-name="P5"><text:tab/>- Search Process</text:p>
      <text:p text:style-name="P5"><text:tab/>- Search Instance</text:p>
      <text:p text:style-name="P5"><text:tab/>- Example</text:p>
      <text:p text:style-name="P5"><text:tab/>- Implementation Ideas</text:p>
      <text:p text:style-name="P5"/>
      <text:p text:style-name="P5">- References:</text:p>
      <text:p text:style-name="P5"><text:tab/>- Kremer's Notes</text:p>
      <text:p text:style-name="P5"><text:tab/>- Andrew's Notes</text:p>
      <text:p text:style-name="P5"><text:tab/>- Sisyphus I Problem</text:p>
      <text:p text:style-name="P5"><text:tab/>- Any tips and trick pages you guys find</text:p>
      <text:p text:style-name="P13"><text:span text:style-name="T22"><text:tab/></text:span><text:span text:style-name="T22">- Fix up references throughout the paper</text:span></text:p>
      <text:p text:style-name="P5"/>
      <text:p text:style-name="P5">- General:</text:p>
      <text:p text:style-name="P13"><text:span text:style-name="T22"><text:tab/>- </text:span><text:span text:style-name="T22">Group </text:span><text:span text:style-name="T22">Edit until Monday 11:00PM. After this point, Alex will <text:tab/>take over, format, edit and finish up </text:span></text:p>
      <text:p text:style-name="P5">*************************************************************/</text:p>
      <text:p text:style-name="P5"/>
      <text:p text:style-name="P14"><text:span text:style-name="T23">Set Based Searc</text:span><text:span text:style-name="T23">h</text:span></text:p>
      <text:p text:style-name="P3"/>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text:soft-page-break/>below. </text:p>
      <text:p text:style-name="P2"/>
      <text:p text:style-name="P3"><text:span text:style-name="T22">Search Mode</text:span><text:span text:style-name="T22">l</text:span></text:p>
      <text:p text:style-name="Standard"/>
      <text:p text:style-name="P17">For our purposes, we define our search model as pe<text:span text:style-name="T52">r </text:span><text:span text:style-name="T24">Jörg Denzinger's definition (Kremer, 2013). </text:span></text:p>
      <text:p text:style-name="P29"/>
      <text:p text:style-name="P16"><text:span text:style-name="T25">A</text:span><text:span text:style-name="T26">SET</text:span><text:span text:style-name="T25"> = (S</text:span><text:span text:style-name="T26">SET</text:span><text:span text:style-name="T25">, T</text:span><text:span text:style-name="T26">SET</text:span><text:span text:style-name="T25">)</text:span></text:p>
      <text:p text:style-name="P29"/>
      <text:p text:style-name="P17"><text:span text:style-name="T24">Where </text:span><text:span text:style-name="T25">A</text:span><text:span text:style-name="T26">SET</text:span><text:span text:style-name="T24"> is the search model, </text:span><text:span text:style-name="T25">S</text:span><text:span text:style-name="T26">SET</text:span><text:span text:style-name="T24"> is the search state, and </text:span><text:span text:style-name="T25">T</text:span><text:span text:style-name="T26">SET</text:span><text:span text:style-name="T24"> is the set of transition rules, </text:span><text:span text:style-name="T24">which is a relation on </text:span><text:span text:style-name="T25">T</text:span><text:span text:style-name="T26">SET</text:span><text:span text:style-name="T31">:</text:span></text:p>
      <text:p text:style-name="P31"/>
      <text:p text:style-name="P21"><text:span text:style-name="T32">T</text:span><text:span text:style-name="T27">SET</text:span><text:span text:style-name="T32"> : S</text:span><text:span text:style-name="T27">SET</text:span><text:span text:style-name="T32"> </text:span><text:span text:style-name="T33">× </text:span><text:span text:style-name="T33">S</text:span><text:span text:style-name="T28">SET</text:span></text:p>
      <text:p text:style-name="P28"/>
      <text:p text:style-name="P30">Search States</text:p>
      <text:p text:style-name="P28"/>
      <text:p text:style-name="P18"><text:span text:style-name="T29">We define the </text:span><text:span text:style-name="T25">S</text:span><text:span text:style-name="T26">SET</text:span><text:span text:style-name="T29"> to be the </text:span><text:span text:style-name="T29">set of all possible fact </text:span><text:span text:style-name="T29">sets</text:span><text:span text:style-name="T29">. </text:span><text:span text:style-name="T29">In the case of the </text:span><text:span text:style-name="T25">Sisyphus I</text:span><text:span text:style-name="T29"> problem (Kremer, 2013 [Accurate?]), we define a fact to be a </text:span><text:span text:style-name="T25">viable</text:span><text:span text:style-name="T29"> room assigning. Similarly, we say a room assigning is </text:span><text:span text:style-name="T25">viable</text:span><text:span text:style-name="T29"> if </text:span><text:span text:style-name="T29">and only i</text:span><text:span text:style-name="T29">f it violates no hard constraints. </text:span></text:p>
      <text:p text:style-name="P17"/>
      <text:p text:style-name="P3"><text:span text:style-name="T36">S</text:span><text:span text:style-name="T14">SET</text:span><text:span text:style-name="T36"> = 2</text:span><text:span text:style-name="T55">F</text:span></text:p>
      <text:p text:style-name="P34"/>
      <text:p text:style-name="P18"><text:span text:style-name="T29">As such, </text:span><text:span text:style-name="T25">S</text:span><text:span text:style-name="T26">SET</text:span><text:span text:style-name="T29"> is the set of all possible </text:span><text:span text:style-name="T29">sets of </text:span><text:span text:style-name="T29">room assignings, </text:span><text:span text:style-name="T29">which directly translates into </text:span><text:span text:style-name="T25">S</text:span><text:span text:style-name="T29"> being the power set of all room assignings. </text:span></text:p>
      <text:p text:style-name="P28"/>
      <text:p text:style-name="P19"><text:span text:style-name="T30">Transition </text:span><text:span text:style-name="T30">(Extension)</text:span><text:span text:style-name="T30"> Rules</text:span></text:p>
      <text:p text:style-name="P28"><text:s/></text:p>
      <text:p text:style-name="P2"><text:span text:style-name="T35">Our transition rules define the set of legal changes between search states. </text:span><text:span text:style-name="T35">We chose to implement a specific version of Set Based Search known as a </text:span><text:span text:style-name="T36">genetic algorithm</text:span><text:span text:style-name="T35">. Genetic algorithms have two defining transition rules: </text:span><text:span text:style-name="T36">mutation</text:span><text:span text:style-name="T35"> and </text:span><text:span text:style-name="T36">combination</text:span><text:span text:style-name="T35">. Mutation involves changing one individual within the population. </text:span><text:span text:style-name="T35">Combination involves taking two facts and combining their information in some way such </text:span><text:span text:style-name="T35">that one or more offspring are produced. Using these, if we use </text:span><text:span text:style-name="T36">mutation</text:span><text:span text:style-name="T38"> or </text:span><text:span text:style-name="T36">combination</text:span><text:span text:style-name="T38"> to get there. </text:span></text:p>
      <text:p text:style-name="P20"/>
      <text:p text:style-name="P9"><text:span text:style-name="T35">T</text:span><text:span text:style-name="T13">SET</text:span><text:span text:style-name="T35"> = </text:span><text:span text:style-name="T35">{(s, s') | </text:span><text:span text:style-name="T79">∃</text:span><text:span text:style-name="T35"> </text:span><text:span text:style-name="T35">A → B </text:span><text:span text:style-name="T62">∈</text:span><text:span text:style-name="T35"> Ext </text:span><text:span text:style-name="T75">●</text:span><text:span text:style-name="T35"> (A </text:span><text:span text:style-name="T80">⊆</text:span><text:span text:style-name="T42"> </text:span><text:span text:style-name="T35">s) </text:span><text:span text:style-name="T80">∧</text:span><text:span text:style-name="T35"> (s' = (s-A) </text:span><text:span text:style-name="T80">∪</text:span><text:span text:style-name="T35"> B)}</text:span></text:p>
      <text:p text:style-name="P20"/>
      <text:p text:style-name="P9"><text:span text:style-name="T35">Ext = {A → B | A, B </text:span><text:span text:style-name="T62">∈</text:span><text:span text:style-name="T35"> F}</text:span></text:p>
      <text:p text:style-name="P15"/>
      <text:p text:style-name="P2"><text:span text:style-name="T35">Given the </text:span><text:span text:style-name="T36">Sisyphus I</text:span><text:span text:style-name="T35"> room assignment problem, we define mutation as the moving of one <text:s text:c="2"/>person from one office to another. We define this formally </text:span><text:span text:style-name="T35">below</text:span><text:span text:style-name="T35">. </text:span></text:p>
      <text:p text:style-name="P17"/>
      <text:p text:style-name="P9"><text:soft-page-break/><text:span text:style-name="T35">inRoom : (Person, F) </text:span><text:span text:style-name="T34">× </text:span><text:span text:style-name="T34">Room</text:span></text:p>
      <text:p text:style-name="P32">inRoom(p, A) = r ↔ p is assigned to room r in fact A</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1"/>
            <text:p text:style-name="P21">Mut</text:p>
          </table:table-cell>
          <table:table-cell table:style-name="Table1.A1" office:value-type="string">
            <text:p text:style-name="P22"><text:s/></text:p>
            <text:p text:style-name="P22">=</text:p>
          </table:table-cell>
          <table:table-cell table:style-name="Table1.A1" office:value-type="string">
            <text:p text:style-name="P10"><text:span text:style-name="T35">{A → B | </text:span><text:span text:style-name="T79">∃</text:span><text:span text:style-name="T35"> p,</text:span><text:span text:style-name="T35">q</text:span><text:span text:style-name="T35"> </text:span><text:span text:style-name="T62">∈</text:span><text:span text:style-name="T35"> A st. p,</text:span><text:span text:style-name="T35">q</text:span><text:span text:style-name="T35"> </text:span><text:span text:style-name="T62">∈</text:span><text:span text:style-name="T35"> B </text:span><text:span text:style-name="T80">∧ </text:span><text:span text:style-name="T35">inRoom(</text:span><text:span text:style-name="T35">p, A) =inRoom(q, B) </text:span><text:span text:style-name="T80">∧</text:span><text:span text:style-name="T35"> inRoom(q, A) = inRoom(p,B)</text:span><text:span text:style-name="T35"> <text:s/></text:span><text:span text:style-name="T75">●</text:span><text:span text:style-name="T35"> p </text:span><text:span text:style-name="T80">≠</text:span><text:span text:style-name="T35"> </text:span><text:span text:style-name="T86">φ</text:span><text:span text:style-name="T42"> </text:span><text:span text:style-name="T75">●</text:span></text:p>
            <text:p text:style-name="P10"><text:span text:style-name="T80">∀ </text:span><text:span text:style-name="T35">r </text:span><text:span text:style-name="T62">∈ </text:span><text:span text:style-name="T35">A, r </text:span><text:span text:style-name="T62">∈ </text:span><text:span text:style-name="T35">B, q </text:span><text:span text:style-name="T80">≠</text:span><text:span text:style-name="T35"> p, q, inRoom(r, A) = inRoom(r, B)</text:span><text:span text:style-name="T43">}</text:span><text:span text:style-name="T43"> </text:span></text:p>
          </table:table-cell>
        </table:table-row>
      </table:table>
      <text:p text:style-name="P17"/>
      <text:p text:style-name="P2"><text:span text:style-name="T36">Mutation</text:span><text:span text:style-name="T35"> is, then, a change of state such that we swap the room assignment of some person in </text:span><text:span text:style-name="T35">fact</text:span><text:span text:style-name="T35"> A with another possibly-null person's assignment within B. All other persons remain unchanged, and both states must be viable. Note that </text:span><text:span text:style-name="T82">φ</text:span><text:span text:style-name="T35"> represents the null person, a placeholder person for a vacancy within the room. </text:span><text:span text:style-name="T35">Also note that inRoom is a relation and not a function because of </text:span><text:span text:style-name="T82">φ </text:span><text:span text:style-name="T41">being in every room. So as long as one value of inRoom(q, A) and inRoom(q, B) makes the above statements true, it is considered to be true.</text:span></text:p>
      <text:p text:style-name="P15"/>
      <text:p text:style-name="P2"><text:span text:style-name="T35">Upon consideration and correspondence with Dr. Robert Kremer (2013), we have decided not to implement combination within our algorithm. </text:span><text:span text:style-name="T35">Given the time limitation of our SBS, and the relative complexity of determining a viable solution by combination, its inclusion could actually be a detriment within our algorithm. </text:span></text:p>
      <text:p text:style-name="Standard"/>
      <text:p text:style-name="P3"><text:span text:style-name="T22">Search </text:span><text:span text:style-name="T22">Process</text:span><text:span text:style-name="T22"> </text:span><text:span text:style-name="T23"><text:tab/></text:span></text:p>
      <text:p text:style-name="P12"/>
      <text:p text:style-name="P36">Our search process defines how our search behaves from decision to decision. Formally this is written as below: </text:p>
      <text:p text:style-name="P12"/>
      <text:p text:style-name="P3"><text:span text:style-name="T1">P</text:span><text:span text:style-name="T8">SET</text:span><text:span text:style-name="T8"> </text:span><text:span text:style-name="T1">= (A</text:span><text:span text:style-name="T8">SET</text:span><text:span text:style-name="T1">, Env</text:span><text:span text:style-name="T8">SET</text:span><text:span text:style-name="T1">, K</text:span><text:span text:style-name="T8">SET</text:span><text:span text:style-name="T1">)</text:span></text:p>
      <text:p text:style-name="Standard"/>
      <text:p text:style-name="P2">Where <text:span text:style-name="T1">P</text:span><text:span text:style-name="T8">SET</text:span> is the search <text:span text:style-name="T1">process</text:span><text:span text:style-name="T53">,</text:span> <text:span text:style-name="T1">A</text:span><text:span text:style-name="T8">SET</text:span> is our <text:span text:style-name="T1">model</text:span>, <text:span text:style-name="T1">Env</text:span><text:span text:style-name="T8">SET</text:span><text:span text:style-name="T1"> </text:span>represents the search environment, and <text:span text:style-name="T1">K</text:span><text:span text:style-name="T8">SET</text:span> represents the <text:span text:style-name="T1">control</text:span> function. As we have defined our model in a previous section, we must now formally define our search <text:span text:style-name="T1">environment </text:span><text:span text:style-name="T53">and </text:span><text:span text:style-name="T1">control</text:span><text:span text:style-name="T53">. </text:span></text:p>
      <text:p text:style-name="P37"/>
      <text:p text:style-name="P38">Environment</text:p>
      <text:p text:style-name="P37"/>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8">SET</text:span>, to be the set of all rooms and their occupants within our problem universe. We say this because it is possible that we may have a floor added to our problem, or more rooms may become available elsewhere. As <text:soft-page-break/>well, they may already have unrelated occupants whom our team members must share an office with and we need to evaluate this possibility. Thus, this is the logical choice for <text:span text:style-name="T1">Env</text:span><text:span text:style-name="T8">SET</text:span>. </text:p>
      <text:p text:style-name="Standard"/>
      <text:p text:style-name="P7">Control Function</text:p>
      <text:p text:style-name="Standard"/>
      <text:p text:style-name="P25">Genetic algorithms have a unique emphasis on arbitrary decision making in order to produce the best results. Formally, we define a control function as follows: </text:p>
      <text:p text:style-name="P23"/>
      <text:p text:style-name="P26">K<text:span text:style-name="T7">SET</text:span>(s, e) = (s-A) <text:span text:style-name="T76">∪</text:span> B</text:p>
      <text:p text:style-name="P23"/>
      <text:p text:style-name="P25">Where <text:span text:style-name="T1">s </text:span>is a particular search state and <text:span text:style-name="T1">e</text:span> is a particular search environment. We also have the following conditions. </text:p>
      <text:p text:style-name="P25"/>
      <text:p text:style-name="P25">A and B must be facts such that moving from A to B is a valid extension rule. Writen formally as: </text:p>
      <text:p text:style-name="P24"><text:span text:style-name="T1">A, B </text:span><text:span text:style-name="T64">∈</text:span><text:span text:style-name="T1"> <text:s/>F st. A → B </text:span><text:span text:style-name="T64">∈</text:span><text:span text:style-name="T1"> Ext</text:span></text:p>
      <text:p text:style-name="P23"/>
      <text:p text:style-name="P23">A must be a set of facts within the search state. Written formally as: </text:p>
      <text:p text:style-name="P23"/>
      <text:p text:style-name="P24">A <text:span text:style-name="T90">⊆</text:span> s</text:p>
      <text:p text:style-name="P23"/>
      <text:p text:style-name="P25">The transition <text:span text:style-name="T1">A → B</text:span> is the most valuable of all other available transitions. We can write this formally as follows, using <text:span text:style-name="T1">f</text:span><text:span text:style-name="T8">WERT</text:span> to define a 'worth' function and <text:span text:style-name="T1">f</text:span><text:span text:style-name="T8">SELECT</text:span> to define a selection function: </text:p>
      <text:p text:style-name="P23"/>
      <text:p text:style-name="P27"><text:span text:style-name="T76">∀</text:span> <text:s/>A' → B' <text:span text:style-name="T65">∈ </text:span>Ext | A' <text:span text:style-name="T76">⊆</text:span> s <text:span text:style-name="T73">●</text:span> f<text:span text:style-name="T7">WERT</text:span>(A,B,e) <text:span text:style-name="T76">≤</text:span> <text:s/>f<text:span text:style-name="T7">WERT</text:span>(A',B',e)</text:p>
      <text:p text:style-name="P23"/>
      <text:p text:style-name="P27">A → B = f<text:span text:style-name="T7">SELECT</text:span>({A' → B' | <text:span text:style-name="T76">∀ </text:span>A'' → B'' <text:span text:style-name="T65">∈ </text:span>Ext | A'' <text:span text:style-name="T76">⊆</text:span> s <text:span text:style-name="T73">●</text:span> </text:p>
      <text:p text:style-name="P27"><text:tab/> <text:s text:c="6"/>f<text:span text:style-name="T7">WERT</text:span>(A',B',e) <text:span text:style-name="T76">≤</text:span> f<text:span text:style-name="T7">WERT</text:span>(A'', B'', e)}, e)</text:p>
      <text:p text:style-name="P23"/>
      <text:p text:style-name="P25">Clearly, then, the power of our search control lies within our search <text:span text:style-name="T1">f</text:span><text:span text:style-name="T8">WERT</text:span> and <text:span text:style-name="T1">f</text:span><text:span text:style-name="T8">SELECT</text:span>. <text:s/>We must define and tailor them for our <text:span text:style-name="T1">Sisyphus I </text:span>problem. We define <text:span text:style-name="T1">f</text:span><text:span text:style-name="T8">WERT</text:span> and <text:span text:style-name="T1">f</text:span><text:span text:style-name="T8">SELECT</text:span> using Denzinger's definitions (Kremer, 2013) below.</text:p>
      <text:p text:style-name="P25"/>
      <text:p text:style-name="P25">Worth, defined by<text:span text:style-name="T1"> f</text:span><text:span text:style-name="T8">WERT</text:span>, takes the inputs of the start and end search states as well as the current environment to produce a heuristic value. While this can be any number, we are given integer values for our <text:span text:style-name="T1">Sisyphus I</text:span><text:span text:style-name="T53"> problem. Therefore, rather than working with </text:span><text:span text:style-name="T53">any real number,</text:span><text:span text:style-name="T90">ℜ,</text:span><text:span text:style-name="T91"> </text:span><text:span text:style-name="T53">we would work with </text:span><text:span text:style-name="T53">integers,</text:span><text:span text:style-name="T53"> </text:span><text:span text:style-name="T1">I </text:span><text:span text:style-name="T90">⊆</text:span><text:span text:style-name="T1"> </text:span><text:span text:style-name="T90">ℜ</text:span><text:span text:style-name="T53">. </text:span><text:span text:style-name="T53">However, the </text:span><text:span text:style-name="T53">interface</text:span><text:span text:style-name="T53"> definition still stands formally as follows: </text:span></text:p>
      <text:p text:style-name="P23"/>
      <text:p text:style-name="P27"><text:soft-page-break/>f<text:span text:style-name="T7">WERT</text:span>: 2<text:span text:style-name="T54">F</text:span> <text:span text:style-name="T87">×</text:span> 2<text:span text:style-name="T54">F</text:span> <text:span text:style-name="T87">×</text:span> Env → <text:s/><text:span text:style-name="T76">ℜ</text:span></text:p>
      <text:p text:style-name="P23"/>
      <text:p text:style-name="P2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25"/>
      <text:p text:style-name="P26">f<text:span text:style-name="T7">WERT</text:span>(A, B, e) = -<text:span text:style-name="T76"></text:span> <text:span text:style-name="T23">if</text:span> <text:span text:style-name="T87">¬</text:span>isViable(B, e) <text:span text:style-name="T23">else</text:span> <text:span text:style-name="T87">Σ</text:span> heuristicValue(B, e), A → B <text:span text:style-name="T65">∈</text:span> Env</text:p>
      <text:p text:style-name="P23"/>
      <text:p text:style-name="P23">If there is a tie between two transitions, we use <text:span text:style-name="T1">f</text:span><text:span text:style-name="T8">SELECT</text:span> in order to determine which transition to follow. In a genetic algorithm, we want such choices to be as various as possible. Therefore, our <text:span text:style-name="T1">f</text:span><text:span text:style-name="T8">SELECT</text:span> will simply choose randomly in the case of a tie.</text:p>
      <text:p text:style-name="P23"/>
      <text:p text:style-name="P23">The interface for <text:span text:style-name="T1">f</text:span><text:span text:style-name="T8">SELECT</text:span>, as defined by Denzinger (Kremer, 2013) is defined formally as follows:</text:p>
      <text:p text:style-name="P23"/>
      <text:p text:style-name="P27">f<text:span text:style-name="T7">SELECT</text:span> : 2<text:span text:style-name="T92">2F </text:span><text:span text:style-name="T93">×</text:span><text:span text:style-name="T92"> 2F</text:span> <text:span text:style-name="T87">×</text:span> Env → 2<text:span text:style-name="T54">F</text:span> <text:span text:style-name="T87">×</text:span> 2<text:span text:style-name="T54">F</text:span></text:p>
      <text:p text:style-name="P23"/>
      <text:p text:style-name="P27">f<text:span text:style-name="T7">SELECT</text:span>(C, e) = A → B | C <text:span text:style-name="T76">⊆</text:span> T<text:span text:style-name="T7">SET</text:span><text:span text:style-name="T59"> </text:span><text:span text:style-name="T60">● </text:span>A → B <text:span text:style-name="T66">∈</text:span> C <text:span text:style-name="T73">● </text:span>A → B = randomChoice(C) </text:p>
      <text:p text:style-name="Standard"/>
      <text:p text:style-name="P42"/>
      <text:p text:style-name="P43"><text:span text:style-name="T96">f</text:span><text:span text:style-name="T19">SELECT</text:span><text:span text:style-name="T96"> : 2</text:span><text:span text:style-name="T95">2F </text:span><text:span text:style-name="T94">×</text:span><text:span text:style-name="T95"> 2F</text:span><text:span text:style-name="T96"> </text:span><text:span text:style-name="T88">×</text:span><text:span text:style-name="T96"> Env → 2</text:span><text:span text:style-name="T56">F</text:span><text:span text:style-name="T96"> </text:span><text:span text:style-name="T88">×</text:span><text:span text:style-name="T96"> 2</text:span><text:span text:style-name="T56">F</text:span></text:p>
      <text:p text:style-name="P42"/>
      <text:p text:style-name="P43"><text:span text:style-name="T96">f</text:span><text:span text:style-name="T19">SELECT</text:span><text:span text:style-name="T96">(C, e) = A → B | C </text:span><text:span text:style-name="T77">⊆</text:span><text:span text:style-name="T97"> </text:span><text:span text:style-name="T98">T</text:span><text:span text:style-name="T20">SET</text:span><text:span text:style-name="T69"> </text:span><text:span text:style-name="T61">● </text:span><text:span text:style-name="T96">A → B </text:span><text:span text:style-name="T67">∈</text:span><text:span text:style-name="T96"> C </text:span><text:span text:style-name="T74">● </text:span><text:span text:style-name="T98">A → B = randomChoice(C)</text:span><text:span text:style-name="T96"> </text:span></text:p>
      <text:p text:style-name="P45"/>
      <text:p text:style-name="P41"><text:span text:style-name="T44">Using these tools, we define our </text:span><text:span text:style-name="T47">K</text:span><text:span text:style-name="T17">SET</text:span><text:span text:style-name="T44"> as follows. Let </text:span><text:span text:style-name="T47">A, B </text:span><text:span text:style-name="T63">∈</text:span><text:span text:style-name="T47"> S</text:span><text:span text:style-name="T17">SET</text:span><text:span text:style-name="T44"> such that B is formed through</text:span><text:span text:style-name="T47"> halfKill(A </text:span><text:span text:style-name="T83">∪</text:span><text:span text:style-name="T49"> </text:span><text:span text:style-name="T47"><text:s/>M), </text:span><text:span text:style-name="T50">where </text:span><text:span text:style-name="T47">A</text:span><text:span text:style-name="T50"> </text:span><text:span text:style-name="T51">is the current set of mutations, and </text:span><text:span text:style-name="T48">M</text:span><text:span text:style-name="T51"> is the set formed through </text:span><text:span text:style-name="T48">k </text:span><text:span text:style-name="T51">mutations of random members of </text:span><text:span text:style-name="T48">A,</text:span><text:span text:style-name="T51"> where </text:span><text:span text:style-name="T48">k = |A|</text:span><text:span text:style-name="T51">. We formally define halfKill(S) as follows. </text:span></text:p>
      <text:p text:style-name="P44"/>
      <text:p text:style-name="P46"><text:span text:style-name="T45">halfKill: 2</text:span><text:span text:style-name="T57">F</text:span><text:span text:style-name="T45"> → 2</text:span><text:span text:style-name="T57">F</text:span></text:p>
      <text:p text:style-name="P48"/>
      <text:p text:style-name="P41"><text:span text:style-name="T39">The function </text:span><text:span text:style-name="T37">halfKill(S) </text:span><text:span text:style-name="T39">returns a set half the size of |S| with one quarter of the population of S excluded based randomly</text:span><text:span text:style-name="T37">,</text:span><text:span text:style-name="T39"> and another quarter killed through </text:span><text:span text:style-name="T37">f</text:span><text:span text:style-name="T15">WERT</text:span><text:span text:style-name="T39"> and </text:span><text:span text:style-name="T37">f</text:span><text:span text:style-name="T15">SELECT</text:span><text:span text:style-name="T39">. This should produce a healthy population of nearly ideal individuals. The justification of the ordering of random killing versus selective killing is to produce the most various population possible. </text:span><text:span text:style-name="T40">These tools</text:span><text:span text:style-name="T39"> will be our </text:span><text:span text:style-name="T37">K</text:span><text:span text:style-name="T15">SET</text:span><text:span text:style-name="T39">. </text:span></text:p>
      <text:p text:style-name="Standard"/>
      <text:p text:style-name="Standard"/>
      <text:p text:style-name="Standard"/>
      <text:p text:style-name="Standard"/>
      <text:p text:style-name="P50"><text:soft-page-break/><text:span text:style-name="T22">Search Instance</text:span><text:span text:style-name="T23"> <text:tab/></text:span></text:p>
      <text:p text:style-name="P49"><text:span text:style-name="T5"/></text:p>
      <text:p text:style-name="P52"><text:span text:style-name="T99">Our search instance defines the starting and ending states of our search. </text:span><text:span text:style-name="T100">We define this formally as per Denzinger (WTFD8PLZ?): </text:span></text:p>
      <text:p text:style-name="P51"><text:span text:style-name="T99"/></text:p>
      <text:p text:style-name="P50"><text:span text:style-name="T1">Ins</text:span><text:span text:style-name="T8">SET</text:span><text:span text:style-name="T1"> = (s</text:span><text:span text:style-name="T8">0-SET</text:span><text:span text:style-name="T1">, G</text:span><text:span text:style-name="T8">SET</text:span><text:span text:style-name="T1">) </text:span></text:p>
      <text:p text:style-name="Standard"/>
      <text:p text:style-name="P53"><text:span text:style-name="T100">where</text:span><text:span text:style-name="T2"> s</text:span><text:span text:style-name="T9">0-SET</text:span><text:span text:style-name="T2"> </text:span><text:span text:style-name="T100">represents the initial state, and</text:span><text:span text:style-name="T2"> G</text:span><text:span text:style-name="T9">SET</text:span><text:span text:style-name="T2"> </text:span><text:span text:style-name="T100">represents the goal state. </text:span></text:p>
      <text:p text:style-name="P53"><text:span text:style-name="T100"/></text:p>
      <text:p text:style-name="P54"><text:span text:style-name="T101">Initial State</text:span></text:p>
      <text:p text:style-name="P53"><text:span text:style-name="T100"/></text:p>
      <text:p text:style-name="P59"><text:span text:style-name="T102">Formally, </text:span><text:span text:style-name="T3">s</text:span><text:span text:style-name="T10">0-SET</text:span><text:span text:style-name="T3"> </text:span><text:span text:style-name="T84">⊆ </text:span><text:span text:style-name="T71">S</text:span><text:span text:style-name="T10">SET</text:span><text:span text:style-name="T70">. Practically, since we want the maximum amount of variety between facts within our population, we define our initial state by randomly generating </text:span><text:span text:style-name="T71">k</text:span><text:span text:style-name="T72"> members through a random Otree search. </text:span></text:p>
      <text:p text:style-name="P55"/>
      <text:p text:style-name="P47"><text:span text:style-name="T103">s</text:span><text:span text:style-name="T21">0-SET</text:span><text:span text:style-name="T103"> = randomGeneration(k)</text:span></text:p>
      <text:p text:style-name="P57"><text:span text:style-name="T103"/></text:p>
      <text:p text:style-name="P47"><text:span text:style-name="T103">randomGeneration: Int → 2</text:span><text:span text:style-name="T58">F</text:span></text:p>
      <text:p text:style-name="P57"/>
      <text:p text:style-name="P54"><text:span text:style-name="T101">Goal State</text:span></text:p>
      <text:p text:style-name="Standard"/>
      <text:p text:style-name="Standard"/>
      <text:p text:style-name="P60"><text:span text:style-name="T103">Formally, we define the goal state as </text:span><text:span text:style-name="T4">s</text:span><text:span text:style-name="T11">GOAL-SET</text:span><text:span text:style-name="T4"> </text:span><text:span text:style-name="T85">⊆</text:span><text:span text:style-name="T4"> S</text:span><text:span text:style-name="T11">SET</text:span><text:span text:style-name="T103">, and we define the goal function formally as follows: </text:span></text:p>
      <text:p text:style-name="P56"><text:span text:style-name="T103"/></text:p>
      <text:p text:style-name="P47"><text:span text:style-name="T103">G: 2</text:span><text:span text:style-name="T58">F</text:span><text:span text:style-name="T103"> → {Success, Failure} </text:span></text:p>
      <text:p text:style-name="P56"><text:span text:style-name="T103"/></text:p>
      <text:p text:style-name="P47"><text:span text:style-name="T103">G(s) = s</text:span><text:span text:style-name="T21">GOAL-SET</text:span><text:span text:style-name="T103"> </text:span><text:span text:style-name="T81">⊆</text:span><text:span text:style-name="T103"> s </text:span><text:span text:style-name="T78">∨</text:span><text:span text:style-name="T103"> </text:span><text:span text:style-name="T89">¬</text:span><text:span text:style-name="T103"> possibleTransition(s)</text:span></text:p>
      <text:p text:style-name="Standard"/>
      <text:p text:style-name="P2">Due to the computational cost of <text:span text:style-name="T103">computing </text:span><text:span text:style-name="T6">s</text:span><text:span text:style-name="T12">GOAL-SET</text:span><text:span text:style-name="T103">, this value will not be computed and therefore this end of </text:span><text:span text:style-name="T4">G</text:span><text:span text:style-name="T103"> cannot be reached. </text:span><text:s/><text:span text:style-name="T103">As well, it is always possible to mutate s, meaning that this end of G will also never be reached. Thus, our only limitation on reaching our goal state is when we run out of time. </text:span></text:p>
      <text:p text:style-name="Standard"/>
      <text:p text:style-name="P6">Example</text:p>
      <text:p text:style-name="Standard"/>
      <text:p text:style-name="Standard">Need to include an example. I'm thinking... </text:p>
      <text:p text:style-name="Standard"/>
      <text:p text:style-name="P11">5 People <text:tab/><text:tab/><text:tab/>3 Rooms</text:p>
      <text:p text:style-name="Standard">1 Manager<text:tab/><text:tab/><text:tab/>1 Large</text:p>
      <text:p text:style-name="Standard">1 Team Lead<text:tab/><text:tab/><text:tab/>2 Small</text:p>
      <text:p text:style-name="Standard"><text:soft-page-break/>2 of Manager's team</text:p>
      <text:p text:style-name="Standard">2 of Team Lead's Team</text:p>
      <text:p text:style-name="Standard"/>
      <text:p text:style-name="P6">Notes and Development Ideas</text:p>
      <text:p text:style-name="Standard"/>
      <text:p text:style-name="Standard">Random thoughts on implementaitons and stuffs</text:p>
      <text:p text:style-name="Standard">//Maxheap? Randomization? /*What if we get ourselves stuck: a fact which could never be mutated (a local maximum) that is not our best fact. Should we kill it randomly and then spawn a new one with the Or Tree? (does that make any sense at all?) - Todd*/</text:p>
      <text:p text:style-name="Standard"/>
      <text:p text:style-name="P4">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23">Search Model <text:tab/></text:span><text:span text:style-name="T1">A</text:span><text:span text:style-name="T8">V</text:span><text:span text:style-name="T1"> = (S</text:span><text:span text:style-name="T8">V</text:span><text:span text:style-name="T1">, T</text:span><text:span text:style-name="T8">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23">Search </text:span><text:span text:style-name="T23">Process <text:tab/></text:span><text:span text:style-name="T1">P</text:span><text:span text:style-name="T8">V</text:span><text:span text:style-name="T1"> = (A</text:span><text:span text:style-name="T8">V</text:span><text:span text:style-name="T1">, Env</text:span><text:span text:style-name="T8">V</text:span><text:span text:style-name="T1">, K</text:span><text:span text:style-name="T8">V</text:span><text:span text:style-name="T1">)</text:span></text:p>
      <text:p text:style-name="Standard"/>
      <text:p text:style-name="Standard">Our search model is defined as above. </text:p>
      <text:p text:style-name="Standard"/>
      <text:p text:style-name="Standard"><text:soft-page-break/>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6">f</text:span><text:span text:style-name="T16">ALTERN</text:span> by their relative soft constraint worth, given in the list of solutions. Given that this is not a genetic algorithm, we really need no sort of randomization... </text:p>
      <text:p text:style-name="Standard"/>
      <text:p text:style-name="Standard"><text:span text:style-name="T23">Search Instance <text:tab/></text:span><text:span text:style-name="T1">Ins</text:span><text:span text:style-name="T8">V</text:span><text:span text:style-name="T1"> = (s</text:span><text:span text:style-name="T8">0</text:span><text:span text:style-name="T8">-V</text:span><text:span text:style-name="T1">, G</text:span><text:span text:style-name="T8">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6">Example</text:p>
      <text:p text:style-name="Standard"/>
      <text:p text:style-name="Standard">This is a very simple example. The number of people ensures there is an ideal solution but also demonstrates the choices made to come to a good solution</text:p>
      <text:p text:style-name="Standard"/>
      <text:p text:style-name="P11"><draw:rect text:anchor-type="paragraph" draw:z-index="1" draw:style-name="gr1" draw:text-style-name="P61" svg:width="1.588cm" svg:height="1.202cm" svg:x="8.765cm" svg:y="0.208cm"><text:p text:style-name="P61">r<text:span text:style-name="T104">1</text:span></text:p></draw:rect><draw:rect text:anchor-type="paragraph" draw:z-index="2" draw:style-name="gr1" draw:text-style-name="P61" svg:width="1.588cm" svg:height="1.202cm" svg:x="10.352cm" svg:y="0.208cm"><text:p text:style-name="P61">r<text:span text:style-name="T104">2</text:span></text:p></draw:rect>6 People <text:tab/><text:tab/><text:tab/>4 Rooms</text:p>
      <text:p text:style-name="Standard">1 Manager<text:tab/><text:tab/><text:tab/>2 Large</text:p>
      <text:p text:style-name="Standard"><draw:rect text:anchor-type="paragraph" draw:z-index="3" draw:style-name="gr1" draw:text-style-name="P61" svg:width="1.384cm" svg:height="0.842cm" svg:x="8.765cm" svg:y="0.436cm"><text:p text:style-name="P61">r<text:span text:style-name="T104">3</text:span></text:p></draw:rect><draw:rect text:anchor-type="paragraph" draw:z-index="4" draw:style-name="gr1" draw:text-style-name="P61" svg:width="1.317cm" svg:height="0.842cm" svg:x="10.624cm" svg:y="0.436cm"><text:p text:style-name="P61">r<text:span text:style-name="T104">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61" svg:width="6.213cm" svg:height="1.611cm" svg:x="1.124cm" svg:y="0.191cm"><text:p text:style-name="P61"><text:span text:style-name="T105">P = {p</text:span><text:span text:style-name="T106">m</text:span><text:span text:style-name="T105">,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61" svg:width="4.899cm" svg:height="1.565cm" svg:x="7.743cm" svg:y="0.203cm"><text:p text:style-name="P61">R = {r<text:span text:style-name="T104">1</text:span><text:span text:style-name="T59">,r</text:span><text:span text:style-name="T104">2</text:span><text:span text:style-name="T59">,r</text:span><text:span text:style-name="T104">3</text:span><text:span text:style-name="T59">,r</text:span><text:span text:style-name="T104">4</text:span>}</text:p></draw:rect></text:p>
      <text:p text:style-name="Standard"/>
      <text:p text:style-name="Standard"/>
      <text:p text:style-name="Standard"/>
      <text:p text:style-name="P39">Note: p<text:span text:style-name="T7">m</text:span><text:span text:style-name="T59"> is the manager, p</text:span><text:span text:style-name="T7">tl</text:span><text:span text:style-name="T59"> is the team leader, p</text:span><text:span text:style-name="T7">1m</text:span><text:span text:style-name="T59"> and p</text:span><text:span text:style-name="T7">2m</text:span><text:span text:style-name="T59"> are the manager's team members, and p</text:span><text:span text:style-name="T7">1tl</text:span><text:span text:style-name="T59"> and p</text:span><text:span text:style-name="T7">2tl</text:span><text:span text:style-name="T59"> are the team leader's team members. R is the set of rooms where r</text:span><text:span text:style-name="T7">1</text:span><text:span text:style-name="T59"> and r</text:span><text:span text:style-name="T7">2</text:span><text:span text:style-name="T59"> are large while r</text:span><text:span text:style-name="T7">3</text:span><text:span text:style-name="T59"> and r</text:span><text:span text:style-name="T7">4</text:span><text:span text:style-name="T59">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text:soft-page-break/></text:p>
      <text:p text:style-name="Standard">We can look at each person and evaluate their choice's worth according to f<text:span text:style-name="T7">altern</text:span><text:span text:style-name="T59">. </text:span>If we evaluate p<text:span text:style-name="T7">m</text:span><text:span text:style-name="T59"> and p</text:span><text:span text:style-name="T7">tl</text:span><text:span text:style-name="T59"> first, the assignments p</text:span><text:span text:style-name="T7">m</text:span><text:span text:style-name="T59"> → r</text:span><text:span text:style-name="T7">1</text:span><text:span text:style-name="T59">, p</text:span><text:span text:style-name="T7">m</text:span><text:span text:style-name="T59"> → r</text:span><text:span text:style-name="T7">2</text:span><text:span text:style-name="T59">, p</text:span><text:span text:style-name="T7">tl</text:span><text:span text:style-name="T59"> → r</text:span><text:span text:style-name="T7">1</text:span><text:span text:style-name="T59">, and p</text:span><text:span text:style-name="T7">tl</text:span><text:span text:style-name="T59"> → r</text:span><text:span text:style-name="T7">2</text:span><text:span text:style-name="T59">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59">Due to our control, the choice will be among p</text:span><text:span text:style-name="T7">m</text:span><text:span text:style-name="T59"> → r</text:span><text:span text:style-name="T7">1</text:span><text:span text:style-name="T59">, p</text:span><text:span text:style-name="T7">m</text:span><text:span text:style-name="T59"> → r</text:span><text:span text:style-name="T7">2</text:span><text:span text:style-name="T59">, p</text:span><text:span text:style-name="T7">tl</text:span><text:span text:style-name="T59"> → r</text:span><text:span text:style-name="T7">1</text:span><text:span text:style-name="T59">, and p</text:span><text:span text:style-name="T7">tl</text:span><text:span text:style-name="T59"> → r</text:span><text:span text:style-name="T7">2</text:span><text:span text:style-name="T59"> these are all equal so a random choice is made namely p</text:span><text:span text:style-name="T7">m</text:span><text:span text:style-name="T59"> → r</text:span><text:span text:style-name="T7">1</text:span><text:span text:style-name="T59">.</text:span></text:p>
      <text:p text:style-name="P33"/>
      <text:p text:style-name="P33"><draw:custom-shape text:anchor-type="paragraph" draw:z-index="8" draw:style-name="gr2" draw:text-style-name="P61" svg:width="6.213cm" svg:height="1.611cm" svg:x="0.873cm" svg:y="0.483cm"><text:p text:style-name="P61"><text:span text:style-name="T105">P = {p</text:span><text:span text:style-name="T106">m</text:span><text:span text:style-name="T105">,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61" svg:width="6.213cm" svg:height="1.611cm" svg:x="8.176cm" svg:y="0.471cm"><text:p text:style-name="P61"><text:span text:style-name="T105">P = {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enhanced-geometry svg:viewBox="0 0 21600 21600" draw:glue-points="10800 0 0 10800 10800 21600 21600 10800" draw:type="flowchart-process" draw:enhanced-path="M 0 0 L 21600 0 21600 21600 0 21600 0 0 Z N"/></draw:custom-shape></text:p>
      <text:p text:style-name="P33"><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7">m</text:span><text:span text:style-name="T59"> and so we are left with 5 people to place. Now that p</text:span><text:span text:style-name="T7">m</text:span><text:span text:style-name="T59"> is placed, a hard constraint can be violated when p → r</text:span><text:span text:style-name="T7">1</text:span><text:span text:style-name="T59"> where</text:span><text:span text:style-name="T59"><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59">. These choices are given a worth of negative infinity by f</text:span><text:span text:style-name="T7">altern</text:span><text:span text:style-name="T59"> so they can't be chosen. The assignment p</text:span><text:span text:style-name="T7">tl</text:span><text:span text:style-name="T59"> → r</text:span><text:span text:style-name="T7">2</text:span><text:span text:style-name="T59"> is a higher worth choice for the same reason as p</text:span><text:span text:style-name="T7">m</text:span><text:span text:style-name="T59"> → r</text:span><text:span text:style-name="T7">1</text:span><text:span text:style-name="T59">. The next highest priority movement at this step would be the manager's team members being placed in r</text:span><text:span text:style-name="T7">3</text:span><text:span text:style-name="T59"> adjacent to r</text:span><text:span text:style-name="T7">1</text:span><text:span text:style-name="T59">. The least worthy choices are going to be p</text:span><text:span text:style-name="T7">1tl</text:span><text:span text:style-name="T59"> and p</text:span><text:span text:style-name="T7">2tl</text:span><text:span text:style-name="T59">'s placement. This is illustrated below.</text:span></text:p>
      <text:p text:style-name="P33"/>
      <text:p text:style-name="P33"/>
      <text:p text:style-name="P33"/>
      <text:p text:style-name="P33"/>
      <text:p text:style-name="P33"/>
      <text:p text:style-name="P33"/>
      <text:p text:style-name="P33"/>
      <text:p text:style-name="P33"/>
      <text:p text:style-name="P33"><draw:rect text:anchor-type="paragraph" draw:z-index="13" draw:style-name="gr1" draw:text-style-name="P61" svg:width="1.588cm" svg:height="1.202cm" svg:x="5.039cm" svg:y="0.125cm"><text:p text:style-name="P61">r<text:span text:style-name="T104">1</text:span></text:p></draw:rect><draw:rect text:anchor-type="paragraph" draw:z-index="14" draw:style-name="gr1" draw:text-style-name="P61" svg:width="1.588cm" svg:height="1.202cm" svg:x="6.627cm" svg:y="0.125cm"><text:p text:style-name="P61"><text:span text:style-name="T105">r</text:span><text:span text:style-name="T106">2</text:span></text:p></draw:rect><draw:rect text:anchor-type="paragraph" draw:z-index="48" draw:style-name="gr3" draw:text-style-name="P61" svg:width="5.444cm" svg:height="1.112cm" svg:x="9.013cm" svg:y="0.141cm"><text:p text:style-name="P61"><text:span text:style-name="T105">P = {p</text:span><text:span text:style-name="T106">m</text:span><text:span text:style-name="T105">,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rect></text:p>
      <text:p text:style-name="P33"/>
      <text:p text:style-name="P33"><draw:rect text:anchor-type="paragraph" draw:z-index="15" draw:style-name="gr1" draw:text-style-name="P61" svg:width="1.451cm" svg:height="0.795cm" svg:x="5.039cm" svg:y="0.353cm"><text:p text:style-name="P61"><text:span text:style-name="T105">r</text:span><text:span text:style-name="T106">3</text:span></text:p></draw:rect><draw:rect text:anchor-type="paragraph" draw:z-index="16" draw:style-name="gr1" draw:text-style-name="P61" svg:width="1.475cm" svg:height="0.795cm" svg:x="6.74cm" svg:y="0.353cm"><text:p text:style-name="P61"><text:span text:style-name="T105">r</text:span><text:span text:style-name="T106">4</text:span></text:p></draw:rect></text:p>
      <text:p text:style-name="P33"/>
      <text:p text:style-name="Standard"><draw:line text:anchor-type="paragraph" draw:z-index="19" draw:style-name="gr5" draw:text-style-name="P61" svg:x1="6.627cm" svg:y1="0.194cm" svg:x2="6.627cm" svg:y2="0.9cm"><text:p/></draw:line></text:p>
      <text:p text:style-name="Standard"><draw:rect text:anchor-type="paragraph" draw:z-index="20" draw:style-name="gr1" draw:text-style-name="P61" svg:width="1.588cm" svg:height="1.202cm" svg:x="5.039cm" svg:y="0.385cm"><text:p text:style-name="P61">p<text:span text:style-name="T104">m</text:span></text:p></draw:rect><draw:rect text:anchor-type="paragraph" draw:z-index="21" draw:style-name="gr1" draw:text-style-name="P61" svg:width="1.588cm" svg:height="1.202cm" svg:x="6.627cm" svg:y="0.385cm"><text:p text:style-name="P61"><text:span text:style-name="T105">r</text:span><text:span text:style-name="T106">2</text:span></text:p></draw:rect><draw:rect text:anchor-type="paragraph" draw:z-index="49" draw:style-name="gr3" draw:text-style-name="P61" svg:width="5.467cm" svg:height="0.955cm" svg:x="8.991cm" svg:y="0.381cm"><text:p text:style-name="P61"><text:span text:style-name="T105">P' = {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rect></text:p>
      <text:p text:style-name="Standard"/>
      <text:p text:style-name="Standard"/>
      <text:p text:style-name="Standard"><draw:rect text:anchor-type="paragraph" draw:z-index="22" draw:style-name="gr1" draw:text-style-name="P61" svg:width="1.451cm" svg:height="0.795cm" svg:x="5.039cm" svg:y="0.125cm"><text:p text:style-name="P61"><text:span text:style-name="T105">r</text:span><text:span text:style-name="T106">3</text:span></text:p></draw:rect><draw:rect text:anchor-type="paragraph" draw:z-index="23" draw:style-name="gr1" draw:text-style-name="P61" svg:width="1.475cm" svg:height="0.795cm" svg:x="6.74cm" svg:y="0.125cm"><text:p text:style-name="P61"><text:span text:style-name="T105">r</text:span><text:span text:style-name="T106">4</text:span></text:p></draw:rect><draw:line text:anchor-type="paragraph" draw:z-index="43" draw:style-name="gr6" draw:text-style-name="P61" svg:x1="8.214cm" svg:y1="0.392cm" svg:x2="12.234cm" svg:y2="1.616cm"><text:p/></draw:line></text:p>
      <text:p text:style-name="Standard"><draw:line text:anchor-type="paragraph" draw:z-index="40" draw:style-name="gr6" draw:text-style-name="P61" svg:x1="4.863cm" svg:y1="0.108cm" svg:x2="2.256cm" svg:y2="1.166cm"><text:p/></draw:line><draw:line text:anchor-type="paragraph" draw:z-index="41" draw:style-name="gr6" draw:text-style-name="P61" svg:x1="6.632cm" svg:y1="0.471cm" svg:x2="6.496cm" svg:y2="1.154cm"><text:p/></draw:line><draw:line text:anchor-type="paragraph" draw:z-index="42" draw:style-name="gr6" draw:text-style-name="P61" svg:x1="7.856cm" svg:y1="0.432cm" svg:x2="8.741cm" svg:y2="1.141cm"><text:p/></draw:line><draw:rect text:anchor-type="paragraph" draw:z-index="44" draw:style-name="gr7" draw:text-style-name="P61" svg:width="1.202cm" svg:height="0.364cm" svg:x="10.329cm" svg:y="0.166cm"><text:p text:style-name="P61">-∞</text:p></draw:rect></text:p>
      <text:p text:style-name="Standard"><draw:rect text:anchor-type="paragraph" draw:z-index="45" draw:style-name="gr7" draw:text-style-name="P61" svg:width="0.477cm" svg:height="0.295cm" svg:x="9.082cm" svg:y="0.289cm"><text:p text:style-name="P61">1</text:p></draw:rect><draw:rect text:anchor-type="paragraph" draw:z-index="46" draw:style-name="gr7" draw:text-style-name="P61" svg:width="0.722cm" svg:height="0.401cm" svg:x="5.5cm" svg:y="0.153cm"><text:p text:style-name="P61">2</text:p></draw:rect><draw:rect text:anchor-type="paragraph" draw:z-index="47" draw:style-name="gr7" draw:text-style-name="P61" svg:width="0.749cm" svg:height="0.272cm" svg:x="1.099cm" svg:y="0.312cm"><text:p text:style-name="P61">3</text:p></draw:rect><text:soft-page-break/></text:p>
      <text:p text:style-name="Standard"><draw:rect text:anchor-type="paragraph" draw:z-index="24" draw:style-name="gr1" draw:text-style-name="P61" svg:width="1.588cm" svg:height="1.202cm" svg:x="0.413cm" svg:y="0.192cm"><text:p text:style-name="P61">p<text:span text:style-name="T104">m</text:span></text:p></draw:rect><draw:rect text:anchor-type="paragraph" draw:z-index="25" draw:style-name="gr1" draw:text-style-name="P61" svg:width="1.588cm" svg:height="1.202cm" svg:x="2cm" svg:y="0.192cm"><text:p text:style-name="P61"><text:span text:style-name="T105">p</text:span><text:span text:style-name="T106">tl</text:span></text:p></draw:rect><draw:rect text:anchor-type="paragraph" draw:z-index="28" draw:style-name="gr1" draw:text-style-name="P61" svg:width="1.588cm" svg:height="1.202cm" svg:x="4.179cm" svg:y="0.18cm"><text:p text:style-name="P61">p<text:span text:style-name="T104">m</text:span></text:p></draw:rect><draw:rect text:anchor-type="paragraph" draw:z-index="29" draw:style-name="gr1" draw:text-style-name="P61" svg:width="1.588cm" svg:height="1.202cm" svg:x="5.766cm" svg:y="0.18cm"><text:p text:style-name="P61"><text:span text:style-name="T105">r</text:span><text:span text:style-name="T106">2</text:span></text:p></draw:rect><draw:rect text:anchor-type="paragraph" draw:z-index="32" draw:style-name="gr1" draw:text-style-name="P61" svg:width="1.588cm" svg:height="1.202cm" svg:x="7.987cm" svg:y="0.168cm"><text:p text:style-name="P61">p<text:span text:style-name="T104">m</text:span></text:p></draw:rect><draw:rect text:anchor-type="paragraph" draw:z-index="33" draw:style-name="gr1" draw:text-style-name="P61" svg:width="1.588cm" svg:height="1.202cm" svg:x="9.574cm" svg:y="0.168cm"><text:p text:style-name="P61"><text:span text:style-name="T105">r</text:span><text:span text:style-name="T106">2</text:span></text:p></draw:rect><draw:rect text:anchor-type="paragraph" draw:z-index="36" draw:style-name="gr1" draw:text-style-name="P61" svg:width="1.588cm" svg:height="1.202cm" svg:x="11.686cm" svg:y="0.155cm"><text:p text:style-name="P61">p<text:span text:style-name="T104">m</text:span><text:span text:style-name="T59">,p</text:span></text:p></draw:rect><draw:rect text:anchor-type="paragraph" draw:z-index="37" draw:style-name="gr1" draw:text-style-name="P61" svg:width="1.588cm" svg:height="1.202cm" svg:x="13.273cm" svg:y="0.155cm"><text:p text:style-name="P61"><text:span text:style-name="T105">r</text:span><text:span text:style-name="T106">2</text:span></text:p></draw:rect></text:p>
      <text:p text:style-name="Standard"/>
      <text:p text:style-name="Standard"><draw:rect text:anchor-type="paragraph" draw:z-index="26" draw:style-name="gr1" draw:text-style-name="P61" svg:width="1.451cm" svg:height="0.795cm" svg:x="0.413cm" svg:y="0.42cm"><text:p text:style-name="P61"><text:span text:style-name="T105">r</text:span><text:span text:style-name="T106">3</text:span></text:p></draw:rect><draw:rect text:anchor-type="paragraph" draw:z-index="27" draw:style-name="gr1" draw:text-style-name="P61" svg:width="1.475cm" svg:height="0.795cm" svg:x="2.113cm" svg:y="0.42cm"><text:p text:style-name="P61"><text:span text:style-name="T105">r</text:span><text:span text:style-name="T106">4</text:span></text:p></draw:rect><draw:rect text:anchor-type="paragraph" draw:z-index="30" draw:style-name="gr1" draw:text-style-name="P61" svg:width="1.451cm" svg:height="0.795cm" svg:x="4.179cm" svg:y="0.407cm"><text:p text:style-name="P61"><text:span text:style-name="T105">P</text:span><text:span text:style-name="T106">1m</text:span></text:p></draw:rect><draw:rect text:anchor-type="paragraph" draw:z-index="31" draw:style-name="gr1" draw:text-style-name="P61" svg:width="1.475cm" svg:height="0.795cm" svg:x="5.879cm" svg:y="0.407cm"><text:p text:style-name="P61"><text:span text:style-name="T105">r</text:span><text:span text:style-name="T106">4</text:span></text:p></draw:rect><draw:rect text:anchor-type="paragraph" draw:z-index="34" draw:style-name="gr1" draw:text-style-name="P61" svg:width="1.451cm" svg:height="0.795cm" svg:x="7.987cm" svg:y="0.395cm"><text:p text:style-name="P61"><text:span text:style-name="T105">r</text:span><text:span text:style-name="T106">3</text:span></text:p></draw:rect><draw:rect text:anchor-type="paragraph" draw:z-index="35" draw:style-name="gr1" draw:text-style-name="P61" svg:width="1.475cm" svg:height="0.795cm" svg:x="9.687cm" svg:y="0.395cm"><text:p text:style-name="P61"><text:span text:style-name="T105">p</text:span></text:p></draw:rect><draw:rect text:anchor-type="paragraph" draw:z-index="38" draw:style-name="gr1" draw:text-style-name="P61" svg:width="1.451cm" svg:height="0.795cm" svg:x="11.686cm" svg:y="0.383cm"><text:p text:style-name="P61"><text:span text:style-name="T105">r</text:span><text:span text:style-name="T106">3</text:span></text:p></draw:rect><draw:rect text:anchor-type="paragraph" draw:z-index="39" draw:style-name="gr1" draw:text-style-name="P61" svg:width="1.475cm" svg:height="0.795cm" svg:x="13.386cm" svg:y="0.383cm"><text:p text:style-name="P61"><text:span text:style-name="T105">r</text:span><text:span text:style-name="T106">4</text:span></text:p></draw:rect></text:p>
      <text:p text:style-name="Standard"/>
      <text:p text:style-name="Standard"/>
      <text:p text:style-name="P39">Note:<draw:frame draw:style-name="fr1" draw:name="Object4" text:anchor-type="as-char" svg:width="1.171cm" svg:height="0.467cm" draw:z-index="17"><draw:object xlink:href="./Object 5" xlink:type="simple" xlink:show="embed" xlink:actuate="onLoad"/><draw:image xlink:href="./ObjectReplacements/Object 5" xlink:type="simple" xlink:show="embed" xlink:actuate="onLoad"/><svg:desc>formula</svg:desc></draw:frame></text:p>
      <text:p text:style-name="P39"/>
      <text:p text:style-name="Standard"><text:span text:style-name="T59">This visualization of our choices is paraphrased but we can see that p</text:span><text:span text:style-name="T7">tl</text:span><text:span text:style-name="T59"> → r</text:span><text:span text:style-name="T7">2</text:span><text:span text:style-name="T59"> is the best choice. When this path has been chosen, only the 4 team members will be left. Once again f</text:span><text:span text:style-name="T7">altern</text:span><text:span text:style-name="T59"> will evaluate the worth of these choices. The hard constraint violations arise from any transition p → r</text:span><text:span text:style-name="T7">1</text:span><text:span text:style-name="T59"> or r</text:span><text:span text:style-name="T7">2</text:span><text:span text:style-name="T59"> where</text:span><text:span text:style-name="T59"><draw:frame draw:style-name="fr1" draw:name="Object1" text:anchor-type="as-char" svg:width="1.032cm" svg:height="0.467cm" draw:z-index="18"><draw:object xlink:href="./Object 6" xlink:type="simple" xlink:show="embed" xlink:actuate="onLoad"/><draw:image xlink:href="./ObjectReplacements/Object 6" xlink:type="simple" xlink:show="embed" xlink:actuate="onLoad"/><svg:desc>formula</svg:desc></draw:frame></text:span><text:span text:style-name="T59">. The best choice in this case will be allocating people to adjacent rooms to their leader or manager. Thus the worth of p</text:span><text:span text:style-name="T7">1m</text:span><text:span text:style-name="T59"> → r</text:span><text:span text:style-name="T7">3</text:span><text:span text:style-name="T59">, p</text:span><text:span text:style-name="T7">2m</text:span><text:span text:style-name="T59"> → r</text:span><text:span text:style-name="T7">r3</text:span><text:span text:style-name="T59">, p</text:span><text:span text:style-name="T7">1tl</text:span><text:span text:style-name="T59"> → r</text:span><text:span text:style-name="T7">4</text:span><text:span text:style-name="T59"> and p</text:span><text:span text:style-name="T7">2tl</text:span><text:span text:style-name="T59"> → r</text:span><text:span text:style-name="T7">4</text:span><text:span text:style-name="T59"> are all equal and the best choices. Since they are all equal f</text:span><text:span text:style-name="T7">altern</text:span><text:span text:style-name="T59"> will choose randomly.</text:span></text:p>
      <text:p text:style-name="P33"/>
      <text:p text:style-name="Standard"><text:span text:style-name="T59">We can assume p</text:span><text:span text:style-name="T7">1m</text:span><text:span text:style-name="T59"> → r</text:span><text:span text:style-name="T7">3</text:span><text:span text:style-name="T59"> is chosen. At this point the choices are more limited. We can see the choices completely below.</text:span></text:p>
      <text:p text:style-name="P33"><draw:rect text:anchor-type="paragraph" draw:z-index="50" draw:style-name="gr1" draw:text-style-name="P61" svg:width="1.588cm" svg:height="1.202cm" svg:x="4.994cm" svg:y="0.088cm"><text:p text:style-name="P61">p<text:span text:style-name="T104">m</text:span></text:p></draw:rect><draw:rect text:anchor-type="paragraph" draw:z-index="51" draw:style-name="gr1" draw:text-style-name="P61" svg:width="1.588cm" svg:height="1.202cm" svg:x="6.581cm" svg:y="0.088cm"><text:p text:style-name="P61"><text:span text:style-name="T105">p</text:span><text:span text:style-name="T106">tl</text:span></text:p></draw:rect><draw:rect text:anchor-type="paragraph" draw:z-index="74" draw:style-name="gr3" draw:text-style-name="P61" svg:width="4.855cm" svg:height="1.02cm" svg:x="9.126cm" svg:y="0.071cm"><text:p text:style-name="P61">P = {p<text:span text:style-name="T104">2m</text:span><text:span text:style-name="T59">, p</text:span><text:span text:style-name="T104">1tl</text:span><text:span text:style-name="T59">, p</text:span><text:span text:style-name="T104">2tl</text:span>}</text:p></draw:rect></text:p>
      <text:p text:style-name="P33"/>
      <text:p text:style-name="P33"><draw:rect text:anchor-type="paragraph" draw:z-index="52" draw:style-name="gr1" draw:text-style-name="P61" svg:width="1.451cm" svg:height="0.795cm" svg:x="4.994cm" svg:y="0.316cm"><text:p text:style-name="P61"><text:span text:style-name="T105">p</text:span><text:span text:style-name="T106">1m</text:span></text:p></draw:rect><draw:rect text:anchor-type="paragraph" draw:z-index="53" draw:style-name="gr1" draw:text-style-name="P61" svg:width="1.475cm" svg:height="0.795cm" svg:x="6.694cm" svg:y="0.316cm"><text:p text:style-name="P61"><text:span text:style-name="T105">r</text:span><text:span text:style-name="T106">4</text:span></text:p></draw:rect></text:p>
      <text:p text:style-name="Standard"><draw:line text:anchor-type="paragraph" draw:z-index="70" draw:style-name="gr6" draw:text-style-name="P61" svg:x1="4.993cm" svg:y1="0.4cm" svg:x2="2.935cm" svg:y2="1.153cm"><text:p/></draw:line><draw:line text:anchor-type="paragraph" draw:z-index="73" draw:style-name="gr6" draw:text-style-name="P61" svg:x1="8.169cm" svg:y1="0.333cm" svg:x2="11.759cm" svg:y2="1.204cm"><text:p/></draw:line><draw:rect text:anchor-type="paragraph" draw:z-index="75" draw:style-name="gr7" draw:text-style-name="P61" svg:width="0.569cm" svg:height="0.249cm" svg:x="10.396cm" svg:y="0.45cm"><text:p text:style-name="P61">-∞</text:p></draw:rect></text:p>
      <text:p text:style-name="Standard"><draw:line text:anchor-type="paragraph" draw:z-index="71" draw:style-name="gr6" draw:text-style-name="P61" svg:x1="5.862cm" svg:y1="0.136cm" svg:x2="5.703cm" svg:y2="0.655cm"><text:p/></draw:line><draw:line text:anchor-type="paragraph" draw:z-index="72" draw:style-name="gr6" draw:text-style-name="P61" svg:x1="7.994cm" svg:y1="0.136cm" svg:x2="8.401cm" svg:y2="0.711cm"><text:p/></draw:line><draw:rect text:anchor-type="paragraph" draw:z-index="76" draw:style-name="gr7" draw:text-style-name="P61" svg:width="0.454cm" svg:height="0.454cm" svg:x="8.401cm" svg:y="0.136cm"><text:p text:style-name="P61">1</text:p></draw:rect><draw:rect text:anchor-type="paragraph" draw:z-index="77" draw:style-name="gr7" draw:text-style-name="P61" svg:width="0.59cm" svg:height="0.115cm" svg:x="5.861cm" svg:y="0.298cm"><text:p text:style-name="P61">2</text:p></draw:rect><draw:rect text:anchor-type="paragraph" draw:z-index="78" draw:style-name="gr7" draw:text-style-name="P61" svg:width="0.364cm" svg:height="0.295cm" svg:x="1.734cm" svg:y="0.185cm"><text:p text:style-name="P61">2</text:p></draw:rect></text:p>
      <text:p text:style-name="Standard"><draw:rect text:anchor-type="paragraph" draw:z-index="54" draw:style-name="gr1" draw:text-style-name="P61" svg:width="1.588cm" svg:height="1.202cm" svg:x="0.344cm" svg:y="0.18cm"><text:p text:style-name="P61">p<text:span text:style-name="T104">m</text:span></text:p></draw:rect><draw:rect text:anchor-type="paragraph" draw:z-index="55" draw:style-name="gr1" draw:text-style-name="P61" svg:width="1.588cm" svg:height="1.202cm" svg:x="1.931cm" svg:y="0.18cm"><text:p text:style-name="P61"><text:span text:style-name="T105">p</text:span><text:span text:style-name="T106">tl</text:span></text:p></draw:rect><draw:rect text:anchor-type="paragraph" draw:z-index="58" draw:style-name="gr1" draw:text-style-name="P61" svg:width="1.588cm" svg:height="1.202cm" svg:x="3.926cm" svg:y="0.168cm"><text:p text:style-name="P61">p<text:span text:style-name="T104">m</text:span></text:p></draw:rect><draw:rect text:anchor-type="paragraph" draw:z-index="59" draw:style-name="gr1" draw:text-style-name="P61" svg:width="1.588cm" svg:height="1.202cm" svg:x="5.514cm" svg:y="0.168cm"><text:p text:style-name="P61"><text:span text:style-name="T105">p</text:span><text:span text:style-name="T106">tl</text:span></text:p></draw:rect><draw:rect text:anchor-type="paragraph" draw:z-index="62" draw:style-name="gr1" draw:text-style-name="P61" svg:width="1.588cm" svg:height="1.202cm" svg:x="7.398cm" svg:y="0.224cm"><text:p text:style-name="P61">p<text:span text:style-name="T104">m</text:span></text:p></draw:rect><draw:rect text:anchor-type="paragraph" draw:z-index="63" draw:style-name="gr1" draw:text-style-name="P61" svg:width="1.588cm" svg:height="1.202cm" svg:x="8.985cm" svg:y="0.224cm"><text:p text:style-name="P61"><text:span text:style-name="T105">p</text:span><text:span text:style-name="T106">tl</text:span></text:p></draw:rect><draw:rect text:anchor-type="paragraph" draw:z-index="66" draw:style-name="gr1" draw:text-style-name="P61" svg:width="1.588cm" svg:height="1.202cm" svg:x="11.026cm" svg:y="0.231cm"><text:p text:style-name="P61">p<text:span text:style-name="T104">m</text:span><text:span text:style-name="T59">,p</text:span></text:p></draw:rect><draw:rect text:anchor-type="paragraph" draw:z-index="67" draw:style-name="gr1" draw:text-style-name="P61" svg:width="1.588cm" svg:height="1.202cm" svg:x="12.614cm" svg:y="0.231cm"><text:p text:style-name="P61"><text:span text:style-name="T105">p</text:span><text:span text:style-name="T106">tl</text:span></text:p></draw:rect></text:p>
      <text:p text:style-name="Standard"/>
      <text:p text:style-name="Standard"><draw:rect text:anchor-type="paragraph" draw:z-index="56" draw:style-name="gr1" draw:text-style-name="P61" svg:width="1.451cm" svg:height="0.795cm" svg:x="0.344cm" svg:y="0.407cm"><text:p text:style-name="P61"><text:span text:style-name="T105">p</text:span><text:span text:style-name="T106">1m</text:span><text:span text:style-name="T105">,p</text:span><text:span text:style-name="T106">2m</text:span></text:p></draw:rect><draw:rect text:anchor-type="paragraph" draw:z-index="57" draw:style-name="gr1" draw:text-style-name="P61" svg:width="1.475cm" svg:height="0.795cm" svg:x="2.044cm" svg:y="0.407cm"><text:p text:style-name="P61"><text:span text:style-name="T105">r</text:span><text:span text:style-name="T106">4</text:span></text:p></draw:rect><draw:rect text:anchor-type="paragraph" draw:z-index="60" draw:style-name="gr1" draw:text-style-name="P61" svg:width="1.451cm" svg:height="0.795cm" svg:x="3.926cm" svg:y="0.395cm"><text:p text:style-name="P61"><text:span text:style-name="T105">p</text:span><text:span text:style-name="T106">1m</text:span></text:p></draw:rect><draw:rect text:anchor-type="paragraph" draw:z-index="61" draw:style-name="gr1" draw:text-style-name="P61" svg:width="1.475cm" svg:height="0.795cm" svg:x="5.627cm" svg:y="0.395cm"><text:p text:style-name="P61"><text:span text:style-name="T105">p'</text:span></text:p></draw:rect><draw:rect text:anchor-type="paragraph" draw:z-index="64" draw:style-name="gr1" draw:text-style-name="P61" svg:width="1.451cm" svg:height="0.795cm" svg:x="7.398cm" svg:y="0.452cm"><text:p text:style-name="P61"><text:span text:style-name="T105">p</text:span><text:span text:style-name="T106">1m</text:span></text:p></draw:rect><draw:rect text:anchor-type="paragraph" draw:z-index="65" draw:style-name="gr1" draw:text-style-name="P61" svg:width="1.475cm" svg:height="0.795cm" svg:x="9.098cm" svg:y="0.452cm"><text:p text:style-name="P61"><text:span text:style-name="T105">p</text:span><text:span text:style-name="T106">2m</text:span></text:p></draw:rect><draw:rect text:anchor-type="paragraph" draw:z-index="68" draw:style-name="gr1" draw:text-style-name="P61" svg:width="1.451cm" svg:height="0.795cm" svg:x="11.026cm" svg:y="0.459cm"><text:p text:style-name="P61"><text:span text:style-name="T105">p</text:span><text:span text:style-name="T106">1m</text:span></text:p></draw:rect><draw:rect text:anchor-type="paragraph" draw:z-index="69" draw:style-name="gr1" draw:text-style-name="P61" svg:width="1.475cm" svg:height="0.795cm" svg:x="12.726cm" svg:y="0.459cm"><text:p text:style-name="P61"><text:span text:style-name="T105">r</text:span><text:span text:style-name="T106">4</text:span></text:p></draw:rect></text:p>
      <text:p text:style-name="Standard"/>
      <text:p text:style-name="Standard"/>
      <text:p text:style-name="P39"><text:span text:style-name="T59">Note:</text:span><text:span text:style-name="T59"><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59">and</text:span><text:span text:style-name="T59"><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59">.</text:span></text:p>
      <text:p text:style-name="P35"/>
      <text:p text:style-name="P35"/>
      <text:p text:style-name="P35"/>
      <text:p text:style-name="P39"><text:span text:style-name="T68">The last transitions of the search are going to be very similar. The best transitions are the ones that put the person closest to their leader. If we go down p</text:span><text:span text:style-name="T18">2m</text:span><text:span text:style-name="T68"> → r</text:span><text:span text:style-name="T18">3</text:span><text:span text:style-name="T68"> we have only one place to put the remaining people that is viable. This example has demonstrated the strong control and the success this method can have in searching for a solution.</text:span></text:p>
      <text:p text:style-name="Standard"/>
      <text:p text:style-name="P6">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ext:soft-page-break/>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
      <text:p text:style-name="Standard"><text:span text:style-name="T23">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2:28:07</dc:date>
    <meta:editing-cycles>103</meta:editing-cycles>
    <meta:editing-duration>PT19H30M13S</meta:editing-duration>
    <meta:generator>LibreOffice/3.6$Linux_X86_64 LibreOffice_project/360m1$Build-2</meta:generator>
    <meta:document-statistic meta:table-count="1" meta:image-count="0" meta:object-count="6" meta:page-count="12" meta:paragraph-count="154" meta:word-count="3010" meta:character-count="16459" meta:non-whitespace-character-count="13487"/>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